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4_01-11-59_000.jpg</text:p>
          </table:table-cell>
          <table:table-cell table:style-name="ce27" office:value-type="string">
            <text:p>:m :PHOTO 寝た時刻 / 2022 / オナニー、未了、duration=３０分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寝た時刻 / 2022 / オナニー、未了、duration=３０分ぐらい,other=~">
            <text:p>:m :PHOTO 寝た時刻 / 2022 / オナニー、未了、duration=３０分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4_07-38-3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4_12-06-39_000.jpg</text:p>
          </table:table-cell>
          <table:table-cell table:style-name="ce36" office:value-type="string">
            <text:p>:m RES 1*1 / free# JVEMV6 68#_227:1 / 68. theoretical-physics(tp) / w=~,topics=回転座標系、ベクトル：慣性テンソル、移動,other=~,doc=r-8-1~4.1.2#11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RES 1*1 / free# JVEMV6 68#_227:1 / 68. theoretical-physics(tp) / w=~,topics=回転座標系、ベクトル：慣性テンソル、移動,other=~,doc=r-8-1~4.1.2#11">
            <text:p>:m RES 1*1 / free# JVEMV6 68#_227:1 / 68. theoretical-physics(tp) / w=~,topics=回転座標系、ベクトル：慣性テンソル、移動,other=~,doc=r-8-1~4.1.2#1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4_15-05-50_000.jpg</text:p>
          </table:table-cell>
          <table:table-cell table:style-name="ce36" office:value-type="string">
            <text:p>:m RES 1*1 / free# JVEMV6 68#_227:2 / 68. theoretical-physics(tp) / w=~,topics=剛体：回転,other=calc+:-1.1:d/dt(r-&gt;X(w-&gt;Xr-&gt;)),doc=r-8-1~4.1.10#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1 / free# JVEMV6 68#_227:2 / 68. theoretical-physics(tp) / w=~,topics=剛体：回転,other=calc+:-1.1:d/dt(r-&gt;X(w-&gt;Xr-&gt;)),doc=r-8-1~4.1.10#1">
            <text:p>:m RES 1*1 / free# JVEMV6 68#_227:2 / 68. theoretical-physics(tp) / w=~,topics=剛体：回転,other=calc+:-1.1:d/dt(r-&gt;X(w-&gt;Xr-&gt;)),doc=r-8-1~4.1.10#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4_17-02-42_000.jpg</text:p>
          </table:table-cell>
          <table:table-cell table:style-name="ce36" office:value-type="string">
            <text:p>:m RES 1*2 / free# JVEMV6 68#_227:3 / 68. theoretical-physics(tp) / w=~,topics=剛体：回転,other=calc+:-1.1:(r-&gt;X(w-&gt;Xr-&gt;));calc+:-1.2:|r-&gt;|^2-(r-&gt;・w-&gt;)・r-&gt;);found+,doc=r-8-1~4.1.10#1.3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*2 / free# JVEMV6 68#_227:3 / 68. theoretical-physics(tp) / w=~,topics=剛体：回転,other=calc+:-1.1:(r-&gt;X(w-&gt;Xr-&gt;));calc+:-1.2:|r-&gt;|^2-(r-&gt;・w-&gt;)・r-&gt;);found+,doc=r-8-1~4.1.10#1.3">
            <text:p>:m RES 1*2 / free# JVEMV6 68#_227:3 / 68. theoretical-physics(tp) / w=~,topics=剛体：回転,other=calc+:-1.1:(r-&gt;X(w-&gt;Xr-&gt;));calc+:-1.2:|r-&gt;|^2-(r-&gt;・w-&gt;)・r-&gt;);found+,doc=r-8-1~4.1.10#1.3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4_17-02-57_000.jpg</text:p>
          </table:table-cell>
          <table:table-cell table:style-name="ce36" office:value-type="string">
            <text:p>:m RES 2*2 / free# JVEMV6 68#_227:3 / 68. theoretical-physics(tp) / w=~,topics=剛体：回転,other=rozumienie+:モーメント、角運動量、角速度,doc=r-8-1~4.1.10#1.3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2*2 / free# JVEMV6 68#_227:3 / 68. theoretical-physics(tp) / w=~,topics=剛体：回転,other=rozumienie+:モーメント、角運動量、角速度,doc=r-8-1~4.1.10#1.3">
            <text:p>:m RES 2*2 / free# JVEMV6 68#_227:3 / 68. theoretical-physics(tp) / w=~,topics=剛体：回転,other=rozumienie+:モーメント、角運動量、角速度,doc=r-8-1~4.1.10#1.3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2022/04/15</text:date>, <text:time>11:1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5T11:13:02.53</dc:date>
    <dc:creator>iwabuchi ken</dc:creator>
    <meta:editing-duration>P46DT5H14M55S</meta:editing-duration>
    <meta:editing-cycles>14921</meta:editing-cycles>
    <meta:document-statistic meta:table-count="2" meta:cell-count="473" meta:object-count="0"/>
    <meta:user-defined meta:name="qrichtext">1</meta:user-defined>
  </office:meta>
</office:document-meta>
</file>